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1b75bc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89c765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table:number-columns-repeated="2"/>
          <table:table-cell table:style-name="ce3" office:value-type="float" office:value="-5" calcext:value-type="float">
            <text:p>-5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-5" calcext:value-type="float">
            <text:p>-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5" calcext:value-type="float">
            <text:p>-5</text:p>
          </table:table-cell>
        </table:table-row>
        <table:table-row table:style-name="ro1">
          <table:table-cell table:style-name="ce2" office:value-type="float" office:value="-4" calcext:value-type="float">
            <text:p>-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4" calcext:value-type="float">
            <text:p>-4</text:p>
          </table:table-cell>
        </table:table-row>
        <table:table-row table:style-name="ro1">
          <table:table-cell table:style-name="ce2" office:value-type="float" office:value="-3" calcext:value-type="float">
            <text:p>-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3" calcext:value-type="float">
            <text:p>-3</text:p>
          </table:table-cell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2" calcext:value-type="float">
            <text:p>-2</text:p>
          </table:table-cell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1" calcext:value-type="float">
            <text:p>-1</text:p>
          </table:table-cell>
        </table:table-row>
        <table:table-row table:style-name="ro1">
          <table:table-cell table:style-name="ce1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3" office:value-type="float" office:value="-5" calcext:value-type="float">
            <text:p>-5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1"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20:03:33.698291796</meta:creation-date>
    <dc:date>2019-12-22T22:31:27.529235590</dc:date>
    <meta:editing-duration>PT2H17M44S</meta:editing-duration>
    <meta:editing-cycles>3</meta:editing-cycles>
    <meta:generator>LibreOffice/6.0.7.3$Linux_X86_64 LibreOffice_project/00m0$Build-3</meta:generator>
    <meta:document-statistic meta:table-count="1" meta:cell-count="81" meta:object-count="0"/>
  </office:meta>
</office:document-meta>
</file>